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6f6" officeooo:paragraph-rsid="001ff6f6"/>
    </style:style>
    <style:style style:name="P2" style:family="paragraph" style:parent-style-name="Standard">
      <style:text-properties officeooo:rsid="0020905a" officeooo:paragraph-rsid="0020905a"/>
    </style:style>
    <style:style style:name="P3" style:family="paragraph" style:parent-style-name="Standard">
      <style:text-properties officeooo:rsid="0020905a" officeooo:paragraph-rsid="0020905a"/>
    </style:style>
    <style:style style:name="P4" style:family="paragraph" style:parent-style-name="Standard">
      <style:text-properties officeooo:rsid="0023530d" officeooo:paragraph-rsid="0023530d"/>
    </style:style>
    <style:style style:name="P5" style:family="paragraph" style:parent-style-name="Standard">
      <style:text-properties officeooo:rsid="0023e383" officeooo:paragraph-rsid="0023e383"/>
    </style:style>
    <style:style style:name="P6" style:family="paragraph" style:parent-style-name="Standard">
      <style:text-properties officeooo:rsid="001ff6f6" officeooo:paragraph-rsid="001ff6f6"/>
    </style:style>
    <style:style style:name="P7" style:family="paragraph" style:parent-style-name="Standard">
      <style:text-properties officeooo:rsid="001ff6f6" officeooo:paragraph-rsid="0023530d"/>
    </style:style>
    <style:style style:name="P8" style:family="paragraph" style:parent-style-name="Standard">
      <style:text-properties officeooo:rsid="0025d1d8" officeooo:paragraph-rsid="0025d1d8"/>
    </style:style>
    <style:style style:name="T1" style:family="text">
      <style:text-properties officeooo:rsid="0020905a"/>
    </style:style>
    <style:style style:name="T2" style:family="text">
      <style:text-properties officeooo:rsid="00273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ct list</text:p>
      <text:p text:style-name="P1">emergency notfication</text:p>
      <text:p text:style-name="P1">classifier training <text:span text:style-name="T1">(train classifiers two dervied classeseg dog <text:s/>blind humans that takes in all the processed img)</text:span></text:p>
      <text:p text:style-name="P2">imageprocessing (series of img processing)</text:p>
      <text:p text:style-name="P1"/>
      <text:p text:style-name="P1">objectdetection <text:span text:style-name="T1">( )</text:span></text:p>
      <text:p text:style-name="P1"/>
      <text:p text:style-name="P2"/>
      <text:p text:style-name="P2">dogdetection</text:p>
      <text:p text:style-name="P4">blindpeople detection</text:p>
      <text:p text:style-name="P2"/>
      <text:p text:style-name="P2"/>
      <text:p text:style-name="P4">&lt;&lt;External&gt;&gt; </text:p>
      <text:p text:style-name="P7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48:50.044737410</meta:creation-date>
    <dc:date>2017-10-10T00:55:14.058145352</dc:date>
    <meta:editing-duration>PT12H22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3" meta:character-count="255" meta:non-whitespace-character-count="228"/>
  </office:meta>
</office:document-meta>
</file>